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Table1" style:family="table">
      <style:table-properties table:align="center"/>
    </style:style>
    <style:style style:name="Table1.A" style:family="table-column">
      <style:table-column-properties style:rel-column-width="15319*"/>
    </style:style>
    <style:style style:name="Table1.B" style:family="table-column">
      <style:table-column-properties style:rel-column-width="22128*"/>
    </style:style>
    <style:style style:name="Table1.C" style:family="table-column">
      <style:table-column-properties style:rel-column-width="28086*"/>
    </style:style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>
      <style:table-column-properties style:rel-column-width="15319*"/>
    </style:style>
    <style:style style:name="Table2.B" style:family="table-column">
      <style:table-column-properties style:rel-column-width="22128*"/>
    </style:style>
    <style:style style:name="Table2.C" style:family="table-column">
      <style:table-column-properties style:rel-column-width="28086*"/>
    </style:style>
    <style:style style:name="Table2.A1" style:family="table-cell">
      <style:table-cell-properties fo:border="none"/>
    </style:style>
  </office:automatic-styles>
  <office:body>
    <office:text>
      <text:p text:style-name="Title">Not</text:p>
      <text:p text:style-name="P1">Not // Elementwise negation operation</text:p>
      <text:h text:style-name="Heading_20_1" text:outline-level="1">Description</text:h>
      <text:p text:style-name="First_20_paragraph">Produces a single output tensor of boolean type and the same shape as <text:span text:style-name="Source_Text">arg,</text:span> where the value at each coordinate of <text:span text:style-name="Source_Text">output</text:span> is the negation of the value at each <text:span text:style-name="Source_Text">arg</text:span> coordinate.</text:p>
      <text:h text:style-name="Heading_20_2" text:outline-level="2">Input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Element Type</text:p>
            </table:table-cell>
            <table:table-cell table:style-name="Table1.A1" office:value-type="string">
              <text:p text:style-name="Table_20_Heading">Shap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Text">arg</text:span></text:p>
          </table:table-cell>
          <table:table-cell table:style-name="Table1.A1" office:value-type="string">
            <text:p text:style-name="Table_20_Contents"><text:span text:style-name="Source_Text">element::boolean</text:span></text:p>
          </table:table-cell>
          <table:table-cell table:style-name="Table1.A1" office:value-type="string">
            <text:p text:style-name="Table_20_Contents">Any</text:p>
          </table:table-cell>
        </table:table-row>
      </table:table>
      <text:h text:style-name="Heading_20_2" text:outline-level="2">Outputs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Name</text:p>
            </table:table-cell>
            <table:table-cell table:style-name="Table2.A1" office:value-type="string">
              <text:p text:style-name="Table_20_Heading">Element Type</text:p>
            </table:table-cell>
            <table:table-cell table:style-name="Table2.A1" office:value-type="string">
              <text:p text:style-name="Table_20_Heading">Shape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Text">output</text:span></text:p>
          </table:table-cell>
          <table:table-cell table:style-name="Table2.A1" office:value-type="string">
            <text:p text:style-name="Table_20_Contents"><text:span text:style-name="Source_Text">element::boolean</text:span></text:p>
          </table:table-cell>
          <table:table-cell table:style-name="Table2.A1" office:value-type="string">
            <text:p text:style-name="Table_20_Contents">Same as <text:span text:style-name="Source_Text">arg</text:span></text:p>
          </table:table-cell>
        </table:table-row>
      </table:table>
      <text:h text:style-name="Heading_20_1" text:outline-level="1">Mathematical Definition</text:h>
      <text:p text:style-name="First_20_paragraph"><draw:frame draw:style-name="fr2" text:anchor-type="paragraph"><draw:object xlink:href="Formula-0/" xlink:type="simple" xlink:show="embed" xlink:actuate="onLoad"/></draw:frame></text:p>
      <text:h text:style-name="Heading_20_1" text:outline-level="1">C++ Interface</text:h>
      <text:p text:style-name="First_20_paragraph">ngraph::op::v0::No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ot</dc:title>
  </office:meta>
</office:document-meta>
</file>

<file path=Formula-0/content.xml><?xml version="1.0" encoding="utf-8"?>
<math xmlns="http://www.w3.org/1998/Math/MathML" display="block">
  <mrow>
    <msub>
      <mstyle mathvariant="monospace">
        <mi>𝚘</mi>
        <mi>𝚞</mi>
        <mi>𝚝</mi>
        <mi>𝚙</mi>
        <mi>𝚞</mi>
        <mi>𝚝</mi>
      </mstyle>
      <mrow>
        <msub>
          <mi>i</mi>
          <mn>0</mn>
        </msub>
        <mo>,</mo>
        <mi>…</mi>
        <mo>,</mo>
        <msub>
          <mi>i</mi>
          <mrow>
            <mi>n</mi>
            <mo>−</mo>
            <mn>1</mn>
          </mrow>
        </msub>
      </mrow>
    </msub>
    <mo>=</mo>
    <mo>¬</mo>
    <msub>
      <mstyle mathvariant="monospace">
        <mi>𝚊</mi>
        <mi>𝚛</mi>
        <mi>𝚐</mi>
      </mstyle>
      <mrow>
        <msub>
          <mi>i</mi>
          <mn>0</mn>
        </msub>
        <mo>,</mo>
        <mi>…</mi>
        <mo>,</mo>
        <msub>
          <mi>i</mi>
          <mrow>
            <mi>n</mi>
            <mo>−</mo>
            <mn>1</mn>
          </mrow>
        </msub>
      </mrow>
    </msub>
  </mrow>
</math>
</file>